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Nvidia GTC 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Keynot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alk about new GPUs</text:p>
                <text:list>
                  <text:list-item>
                    <text:p>2025, and roadmap</text:p>
                  </text:list-item>
                  <text:list-item>
                    <text:p>Harp on petabyte and exobyte throughput</text:p>
                  </text:list-item>
                </text:list>
              </text:list-item>
              <text:list-item>
                <text:p>New Open source models</text:p>
              </text:list-item>
              <text:list-item>
                <text:p>Triton going away, replaced by Dynamo</text:p>
              </text:list-item>
            </text:list>
            <text:p/>
            <text:p/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ture of Video Compression is AI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Machine vision exists to analyze distortions in low bitrate video and correct them in real tim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GenAI Easy Button<text:tab/>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NVIDIA has framework for deploying pre-made AI microservices:</text:p>
                <text:list>
                  <text:list-item>
                    <text:p>NEMO and NIMs</text:p>
                  </text:list-item>
                </text:list>
              </text:list-item>
              <text:list-item>
                <text:p>NEMO</text:p>
                <text:list>
                  <text:list-item>
                    <text:p>Some kind of framework for models?</text:p>
                  </text:list-item>
                </text:list>
              </text:list-item>
              <text:list-item>
                <text:p>NIMs</text:p>
                <text:list>
                  <text:list-item>
                    <text:p>Lots of pre-made containers for models. Large variety openly available through NVID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18T20:25:25.776958000</meta:creation-date>
    <dc:description>This work is licensed under a Creative Commons 0 License.
It makes use of the works of kka_libo_design@ashisuto.co.jp.</dc:description>
    <meta:generator>LibreOffice/25.2.1.2$Windows_X86_64 LibreOffice_project/d3abf4aee5fd705e4a92bba33a32f40bc4e56f49</meta:generator>
    <dc:title>Blue Curve</dc:title>
    <meta:editing-duration>PT9M48S</meta:editing-duration>
    <meta:editing-cycles>2</meta:editing-cycles>
    <dc:date>2025-03-18T21:14:11.636153100</dc:date>
    <meta:document-statistic meta:object-count="54"/>
  </office:meta>
</office:document-meta>
</file>